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252525" style:font-name="sans-serif" fo:font-size="10.5pt" fo:letter-spacing="normal" fo:font-style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252525" style:font-name="sans-serif" fo:font-size="10.5pt" fo:letter-spacing="normal" fo:language="en" fo:country="none" fo:font-style="italic" fo:font-weight="normal"/>
    </style:style>
    <style:style style:name="T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utige globalisierte Informations- &amp; Wissensgesellschaft ist ohne dauerhaften Datenaustausch kaum vorstellbar.</text:p>
      <text:p text:style-name="Standard"/>
      <text:p text:style-name="Standard">→ kommt zu Pannen/ Missbrauch durch Veröffentlichung</text:p>
      <text:p text:style-name="Standard"/>
      <text:p text:style-name="Standard"/>
      <text:p text:style-name="P2">Definiton Datenschutz:</text:p>
      <text:p text:style-name="Standard"/>
      <text:p text:style-name="Standard">Datenschutz ist der Schutz vor <text:span text:style-name="T2">vor missbräuchlicher Datenverarbeitung, Schutz des Rechts auf informationelle Selbstbestimmung, Schutz des Persönlichkeitsrechts bei der Datenverarbeitung oder Schutz der Privatsphäre.</text:span></text:p>
      <text:p text:style-name="Standard"><text:span text:style-name="T2">→ Selbsbestimmung</text:span></text:p>
      <text:p text:style-name="Standard"><text:span text:style-name="T2"/></text:p>
      <text:p text:style-name="Standard"><text:span text:style-name="T2"/></text:p>
      <text:p text:style-name="P2"><text:span text:style-name="T1">Defintion Datensicherung:</text:span></text:p>
      <text:p text:style-name="Standard"><text:span text:style-name="T2"/></text:p>
      <text:p text:style-name="Standard"><text:span text:style-name="T3">Datensicherung </text:span><text:span text:style-name="T2">bezeichnet das Kopieren von Daten in der Absicht, diese im Fall eines Datenverlustes zurückkopieren zu können. </text:span></text:p>
      <text:p text:style-name="Standard"><text:span text:style-name="T2"/></text:p>
      <text:p text:style-name="Standard"><text:span text:style-name="T2"/></text:p>
      <text:p text:style-name="P2"><text:span text:style-name="T1">Geschichte:</text:span></text:p>
      <text:p text:style-name="Standard"><text:span text:style-name="T2"/></text:p>
      <text:p text:style-name="Standard">60er: elektronische Datenverarbeitung--&gt; Datenschutz große Bedeutung</text:p>
      <text:list xml:id="list8456254387392685811" text:style-name="L1">
        <text:list-item>
          <text:p text:style-name="P1">viele personenbezogene Daten verwalten</text:p>
        </text:list-item>
      </text:list>
      <text:p text:style-name="Standard">Ende 70.er: öffentlicher und gewerblicher Bereich Datenschutzregeln und Datenschutzgesetze</text:p>
      <text:p text:style-name="Standard">→ Recht selbst zu bestimmen bei Informationsbearbeitung</text:p>
      <text:p text:style-name="Standard">1977: Bundesdatenschutzgesetz</text:p>
      <text:p text:style-name="Standard"/>
      <text:p text:style-name="Standard">1995: Europäische Datenschutzrichtlinie verabschiedet</text:p>
      <text:p text:style-name="Standard"/>
      <text:p text:style-name="Standard">Problem: elektronische Zahlungsmethoden und soziale Netzwerke, Politik <text:span text:style-name="T2">hintendran, wegen technischen fortschritt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4T14:56:11.11</meta:creation-date>
    <dc:date>2014-10-24T15:54:15.28</dc:date>
    <meta:editing-duration>PT12M11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5" meta:word-count="111" meta:character-count="1025"/>
  </office:meta>
</office:document-meta>
</file>